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pecification</text:p>
          </table:table-cell>
          <table:table-cell table:style-name="ce1" office:value-type="string" calcext:value-type="string">
            <text:p>Quantity per PCB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Link</text:p>
          </table:table-cell>
          <table:table-cell table:style-name="ce1" office:value-type="string" calcext:value-type="string">
            <text:p>Distributor Part Number</text:p>
          </table:table-cell>
          <table:table-cell table:style-name="ce1" office:value-type="string" calcext:value-type="string">
            <text:p>Price per 1 piece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2 C4 C5 C6 C7 C8 C9 C10 C11 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_Pad1.05x0.95mm_HandSolder</text:p>
          </table:table-cell>
          <table:table-cell office:value-type="string" calcext:value-type="string">
            <text:p>&gt; 10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vielschicht-keramikkondensator-100n-10-x7r-g0603-100n-p31873.html?&amp;trstct=pol_0" xlink:type="simple">https://www.reichelt.de/smd-vielschicht-keramikkondensator-100n-10-x7r-g0603-100n-p31873.html?&amp;trstct=pol_0</text:a></text:p>
          </table:table-cell>
          <table:table-cell office:value-type="string" calcext:value-type="string">
            <text:p>X7R-G0603 100N</text:p>
          </table:table-cell>
          <table:table-cell office:value-type="float" office:value="0.02" calcext:value-type="float">
            <text:p>0.02</text:p>
          </table:table-cell>
          <table:table-cell table:formula="of:=[.G2]*[.M2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.2µF</text:p>
          </table:table-cell>
          <table:table-cell office:value-type="string" calcext:value-type="string">
            <text:p>C_1210_3225Metric_Pad1.42x2.65mm_Hand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vielschicht-kerko-2-2-f-50v-125-c-kem-x7r1210-2-2u-p207175.html" xlink:type="simple">https://www.reichelt.de/vielschicht-kerko-2-2-f-50v-125-c-kem-x7r1210-2-2u-p207175.html</text:a>?</text:p>
          </table:table-cell>
          <table:table-cell office:value-type="string" calcext:value-type="string">
            <text:p>KEM X7R1210 2,2U</text:p>
          </table:table-cell>
          <table:table-cell office:value-type="float" office:value="0.25" calcext:value-type="float">
            <text:p>0.25</text:p>
          </table:table-cell>
          <table:table-cell table:formula="of:=[.G3]*[.M3]" office:value-type="float" office:value="0.25" calcext:value-type="float">
            <text:p>0.25</text:p>
          </table:table-cell>
          <table:table-cell office:value-type="string" calcext:value-type="string">
            <text:p>avalability critic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_1206_3216Metric_Pad1.42x1.75mm_Hand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vielschichtkondensator-g1206-22-f-10v-x7r-g1206-22-10-p89742.html?&amp;trstct=pos_0" xlink:type="simple">https://www.reichelt.de/smd-vielschichtkondensator-g1206-22-f-10v-x7r-g1206-22-10-p89742.html?&amp;trstct=pos_0</text:a></text:p>
          </table:table-cell>
          <table:table-cell office:value-type="string" calcext:value-type="string">
            <text:p>X7R-G1206 22/10</text:p>
          </table:table-cell>
          <table:table-cell office:value-type="float" office:value="0.26" calcext:value-type="float">
            <text:p>0.26</text:p>
          </table:table-cell>
          <table:table-cell table:formula="of:=[.G4]*[.M4]"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_0603_1608Metric_Pad1.05x0.95mm_Hand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vielschicht-kerko-4-7nf-50v-125-c-kem-x7r0603-4-7n-p206991.html?&amp;trstct=pol_2" xlink:type="simple">https://www.reichelt.de/vielschicht-kerko-4-7nf-50v-125-c-kem-x7r0603-4-7n-p206991.html?&amp;trstct=pol_2</text:a></text:p>
          </table:table-cell>
          <table:table-cell office:value-type="string" calcext:value-type="string">
            <text:p>KEM X7R0603 4,7N</text:p>
          </table:table-cell>
          <table:table-cell office:value-type="float" office:value="0.02" calcext:value-type="float">
            <text:p>0.02</text:p>
          </table:table-cell>
          <table:table-cell table:formula="of:=[.G5]*[.M5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4 C15 C16 C17</text:p>
          </table:table-cell>
          <table:table-cell office:value-type="string" calcext:value-type="string">
            <text:p>4µ7</text:p>
          </table:table-cell>
          <table:table-cell office:value-type="string" calcext:value-type="string">
            <text:p>C_0805_2012Metric_Pad1.15x1.40mm_HandSo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kerko-0805-4-7-f-10v-10-mlcc-x5r-0805-cc-4-7u-p194215.html?&amp;trstct=pol_3" xlink:type="simple">https://www.reichelt.de/smd-kerko-0805-4-7-f-10v-10-mlcc-x5r-0805-cc-4-7u-p194215.html?&amp;trstct=pol_3</text:a></text:p>
          </table:table-cell>
          <table:table-cell office:value-type="string" calcext:value-type="string">
            <text:p>X5R 0805 CC 4,7U</text:p>
          </table:table-cell>
          <table:table-cell office:value-type="float" office:value="0.03" calcext:value-type="float">
            <text:p>0.03</text:p>
          </table:table-cell>
          <table:table-cell table:formula="of:=[.G6]*[.M6]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D_SOT-23_ANK_Hand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ZX84C10LT1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ON-Semiconductor/BZX84C10LT1G?qs=sGAEpiMZZMtQ8nqTKtFS%2FJ7m6e1KBCgubWlqdX%252bnjpM%3D" xlink:type="simple">https://www.mouser.de/ProductDetail/ON-Semiconductor/BZX84C10LT1G?qs=sGAEpiMZZMtQ8nqTKtFS%2fJ7m6e1KBCgubWlqdX%252bnjpM%3d</text:a></text:p>
          </table:table-cell>
          <table:table-cell office:value-type="string" calcext:value-type="string">
            <text:p>863-BZX84C10LT1G</text:p>
          </table:table-cell>
          <table:table-cell office:value-type="float" office:value="0.122" calcext:value-type="float">
            <text:p>0.122</text:p>
          </table:table-cell>
          <table:table-cell table:formula="of:=[.G7]*[.M7]" office:value-type="float" office:value="0.122" calcext:value-type="float">
            <text:p>0.1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directional transient-voltage-suppression (TVS)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40.2V</text:p>
          </table:table-cell>
          <table:table-cell office:value-type="string" calcext:value-type="string">
            <text:p>D_SMB_Handsolde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SMBJ40CA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zenerdiode-40-v-600-w-do-214aa-p6smb-40ca-smd-p204319.html?&amp;trstct=pos_0" xlink:type="simple">https://www.reichelt.de/zenerdiode-40-v-600-w-do-214aa-p6smb-40ca-smd-p204319.html?&amp;trstct=pos_0</text:a></text:p>
          </table:table-cell>
          <table:table-cell office:value-type="string" calcext:value-type="string">
            <text:p>P6SMB 40CA SMD</text:p>
          </table:table-cell>
          <table:table-cell office:value-type="float" office:value="0.17" calcext:value-type="float">
            <text:p>0.17</text:p>
          </table:table-cell>
          <table:table-cell table:formula="of:=[.G8]*[.M8]"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50V Vr 1A</text:p>
          </table:table-cell>
          <table:table-cell office:value-type="string" calcext:value-type="string">
            <text:p>D_SOD-123_Hand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RVTS260ESFT1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863-NRVTS260ESFT1G" xlink:type="simple">https://www.mouser.de/ProductDetail/863-NRVTS260ESFT1G</text:a></text:p>
          </table:table-cell>
          <table:table-cell office:value-type="string" calcext:value-type="string">
            <text:p>863-NRVTS260ESFT1G</text:p>
          </table:table-cell>
          <table:table-cell office:value-type="float" office:value="0.314" calcext:value-type="float">
            <text:p>0.314</text:p>
          </table:table-cell>
          <table:table-cell table:formula="of:=[.G9]*[.M9]" office:value-type="float" office:value="0.314" calcext:value-type="float">
            <text:p>0.3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ual Line CAN Bus Protector, 24Vrwm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UP2105L</text:p>
          </table:table-cell>
          <table:table-cell office:value-type="string" calcext:value-type="string">
            <text:p>SOT-23_Handsolde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UP2105LT1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863-NUP2105LT1G" xlink:type="simple">https://www.mouser.de/ProductDetail/863-NUP2105LT1G</text:a></text:p>
          </table:table-cell>
          <table:table-cell office:value-type="string" calcext:value-type="string">
            <text:p>863-NUP2105LT1G</text:p>
          </table:table-cell>
          <table:table-cell office:value-type="float" office:value="0.341" calcext:value-type="float">
            <text:p>0.341</text:p>
          </table:table-cell>
          <table:table-cell table:formula="of:=[.G10]*[.M10]" office:value-type="float" office:value="0.341" calcext:value-type="float">
            <text:p>0.3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D, small symbol</text:p>
          </table:table-cell>
          <table:table-cell office:value-type="string" calcext:value-type="string">
            <text:p>D5 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_1608Metric_Pad0.88x0.95mm_HandSol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LSQ97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led-smd-0603-rot-28-mcd-160-oso-lsq976-p231725.html?&amp;trstct=pol_2" xlink:type="simple">https://www.reichelt.de/led-smd-0603-rot-28-mcd-160-oso-lsq976-p231725.html?&amp;trstct=pol_2</text:a></text:p>
          </table:table-cell>
          <table:table-cell office:value-type="string" calcext:value-type="string">
            <text:p>OSO LSQ976</text:p>
          </table:table-cell>
          <table:table-cell office:value-type="float" office:value="0.06" calcext:value-type="float">
            <text:p>0.06</text:p>
          </table:table-cell>
          <table:table-cell table:formula="of:=[.G11]*[.M11]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WAGO_218-1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go</text:p>
          </table:table-cell>
          <table:table-cell office:value-type="string" calcext:value-type="string">
            <text:p>218-104</text:p>
          </table:table-cell>
          <table:table-cell office:value-type="string" calcext:value-type="string">
            <text:p>Voelkner</text:p>
          </table:table-cell>
          <table:table-cell office:value-type="string" calcext:value-type="string">
            <text:p><text:a xlink:href="https://www.voelkner.de/products/55717/WAGO-Federkraftklemmblock-0.50mm-Polzahl-4-Grau-1St..html" xlink:type="simple">https://www.voelkner.de/products/55717/WAGO-Federkraftklemmblock-0.50mm-Polzahl-4-Grau-1St..html</text:a></text:p>
          </table:table-cell>
          <table:table-cell office:value-type="string" calcext:value-type="string">
            <text:p>D57985</text:p>
          </table:table-cell>
          <table:table-cell office:value-type="float" office:value="1.16" calcext:value-type="float">
            <text:p>1.16</text:p>
          </table:table-cell>
          <table:table-cell table:formula="of:=[.G12]*[.M12]"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uctor with Ferrite Cor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7µH 220mΩ</text:p>
          </table:table-cell>
          <table:table-cell office:value-type="string" calcext:value-type="string">
            <text:p>SDR06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DR0604-270YL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652-SDR0604-270YL" xlink:type="simple">https://www.mouser.de/ProductDetail/652-SDR0604-270YL</text:a></text:p>
          </table:table-cell>
          <table:table-cell office:value-type="string" calcext:value-type="string">
            <text:p>652-SDR0604-270YL</text:p>
          </table:table-cell>
          <table:table-cell office:value-type="float" office:value="0.41" calcext:value-type="float">
            <text:p>0.41</text:p>
          </table:table-cell>
          <table:table-cell table:formula="of:=[.G13]*[.M13]"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neric connector, double row, 02x04, odd/even pin numbering scheme (row 1 odd numbers, row 2 even numbers), script generated (kicad-library-utils/schlib/autogen/connector/)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micromatch_smd_2x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buchsenleisten-micro-match-smd-1-27-mm-2x04-mpe-374-1-008-p120025.html" xlink:type="simple">https://www.reichelt.de/buchsenleisten-micro-match-smd-1-27-mm-2x04-mpe-374-1-008-p120025.html</text:a>?</text:p>
          </table:table-cell>
          <table:table-cell office:value-type="string" calcext:value-type="string">
            <text:p>MPE 374-1-008</text:p>
          </table:table-cell>
          <table:table-cell office:value-type="float" office:value="0.39" calcext:value-type="float">
            <text:p>0.39</text:p>
          </table:table-cell>
          <table:table-cell table:formula="of:=[.G14]*[.M14]"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nsistor P-MOSFET with substrate diode (general)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FDN5618P</text:p>
          </table:table-cell>
          <table:table-cell office:value-type="string" calcext:value-type="string">
            <text:p>SuperSOT-3_HandSolde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child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512-FDN5618P" xlink:type="simple">https://www.mouser.de/ProductDetail/512-FDN5618P</text:a></text:p>
          </table:table-cell>
          <table:table-cell office:value-type="string" calcext:value-type="string">
            <text:p>512-FDN5618P</text:p>
          </table:table-cell>
          <table:table-cell office:value-type="float" office:value="0.42" calcext:value-type="float">
            <text:p>0.42</text:p>
          </table:table-cell>
          <table:table-cell table:formula="of:=[.G15]*[.M15]"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 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1608Metric_Pad1.05x0.95mm_HandSol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widerstand-0603-100-kohm-100-mw-1-rnd-0603-1-100k-p183102.html" xlink:type="simple">https://www.reichelt.de/smd-widerstand-0603-100-kohm-100-mw-1-rnd-0603-1-100k-p183102.html</text:a>?</text:p>
          </table:table-cell>
          <table:table-cell office:value-type="string" calcext:value-type="string">
            <text:p>RND 0603 1 100K</text:p>
          </table:table-cell>
          <table:table-cell office:value-type="float" office:value="0.02" calcext:value-type="float">
            <text:p>0.02</text:p>
          </table:table-cell>
          <table:table-cell table:formula="of:=[.G16]*[.M16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 R8 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603_1608Metric_Pad1.05x0.95mm_HandSol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widerstand-0603-220-ohm-100-mw-1-rnd-0603-1-220-p183020.html?&amp;trstct=pos_0" xlink:type="simple">https://www.reichelt.de/smd-widerstand-0603-220-ohm-100-mw-1-rnd-0603-1-220-p183020.html?&amp;trstct=pos_0</text:a></text:p>
          </table:table-cell>
          <table:table-cell office:value-type="string" calcext:value-type="string">
            <text:p>RND 0603 1 220</text:p>
          </table:table-cell>
          <table:table-cell office:value-type="float" office:value="0.02" calcext:value-type="float">
            <text:p>0.02</text:p>
          </table:table-cell>
          <table:table-cell table:formula="of:=[.G17]*[.M17]"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 R5 R6 R7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0603_1608Metric_Pad1.05x0.95mm_HandSo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widerstand-0603-3-3-kohm-100-mw-1-rnd-0603-1-3-3k-p183065.html?r=1" xlink:type="simple">https://www.reichelt.de/smd-widerstand-0603-3-3-kohm-100-mw-1-rnd-0603-1-3-3k-p183065.html?r=1</text:a></text:p>
          </table:table-cell>
          <table:table-cell office:value-type="string" calcext:value-type="string">
            <text:p>RND 0603 1 3,3K</text:p>
          </table:table-cell>
          <table:table-cell office:value-type="float" office:value="0.02" calcext:value-type="float">
            <text:p>0.02</text:p>
          </table:table-cell>
          <table:table-cell table:formula="of:=[.G18]*[.M18]"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0 R11</text:p>
          </table:table-cell>
          <table:table-cell office:value-type="string" calcext:value-type="string">
            <text:p>60.4 1%</text:p>
          </table:table-cell>
          <table:table-cell office:value-type="string" calcext:value-type="string">
            <text:p>R_0603_1608Metric_Pad1.05x0.95mm_HandSol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widerstand-0603-60-4-ohm-100-mw-1-rnd-0603-1-60-4-p213146.html?r=1" xlink:type="simple">https://www.reichelt.de/smd-widerstand-0603-60-4-ohm-100-mw-1-rnd-0603-1-60-4-p213146.html?r=1</text:a></text:p>
          </table:table-cell>
          <table:table-cell office:value-type="string" calcext:value-type="string">
            <text:p>RND 0603 1 60,4</text:p>
          </table:table-cell>
          <table:table-cell office:value-type="float" office:value="0.02" calcext:value-type="float">
            <text:p>0.02</text:p>
          </table:table-cell>
          <table:table-cell table:formula="of:=[.G19]*[.M19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1 SW2 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KMR2_HandSol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K Switches</text:p>
          </table:table-cell>
          <table:table-cell office:value-type="string" calcext:value-type="string">
            <text:p>KMR231GLFS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kurzhubtaster-4-2-x-2-8-mm-hoehe-1-9-mm-kmr-231-g-lfs-p148478.html?&amp;trstct=pos_0" xlink:type="simple">https://www.reichelt.de/smd-kurzhubtaster-4-2-x-2-8-mm-hoehe-1-9-mm-kmr-231-g-lfs-p148478.html?&amp;trstct=pos_0</text:a></text:p>
          </table:table-cell>
          <table:table-cell office:value-type="string" calcext:value-type="string">
            <text:p>KMR 231 G LFS</text:p>
          </table:table-cell>
          <table:table-cell office:value-type="float" office:value="0.25" calcext:value-type="float">
            <text:p>0.25</text:p>
          </table:table-cell>
          <table:table-cell table:formula="of:=[.G20]*[.M20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w Power,High Accuracy Digital Humidity Sensor with Temperature Senso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HDC1080</text:p>
          </table:table-cell>
          <table:table-cell office:value-type="string" calcext:value-type="string">
            <text:p>HDC1080_HandSolde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DC1080DMB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595-HDC1080DMBR" xlink:type="simple">https://www.mouser.de/ProductDetail/595-HDC1080DMBR</text:a></text:p>
          </table:table-cell>
          <table:table-cell office:value-type="string" calcext:value-type="string">
            <text:p>595-HDC1080DMBR</text:p>
          </table:table-cell>
          <table:table-cell office:value-type="float" office:value="2.45" calcext:value-type="float">
            <text:p>2.45</text:p>
          </table:table-cell>
          <table:table-cell table:formula="of:=[.G21]*[.M21]"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imple Switcher Buck Regulator, Vin=4-40V, Iout=600mA, Fixed 3.3V output voltage, SOT-23-6 packag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R16006</text:p>
          </table:table-cell>
          <table:table-cell office:value-type="string" calcext:value-type="string">
            <text:p>TI-DDC_HandSolde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R16006YQ3DDCRQ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595-MR16006YQ3DDCRQ1" xlink:type="simple">https://www.mouser.de/ProductDetail/595-MR16006YQ3DDCRQ1</text:a></text:p>
          </table:table-cell>
          <table:table-cell office:value-type="string" calcext:value-type="string">
            <text:p>595-MR16006YQ3DDCRQ1</text:p>
          </table:table-cell>
          <table:table-cell office:value-type="float" office:value="2.88" calcext:value-type="float">
            <text:p>2.88</text:p>
          </table:table-cell>
          <table:table-cell table:formula="of:=[.G22]*[.M22]" office:value-type="float" office:value="2.88" calcext:value-type="float">
            <text:p>2.8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M Cortex-M0 MCU, 64KB flash, 16KB RAM, 48MHz, 2-3.6V, 37 GPIO, LQFP-4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TM32F072C8Tx</text:p>
          </table:table-cell>
          <table:table-cell office:value-type="string" calcext:value-type="string">
            <text:p>LQFP-48_7x7mm_P0.5m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M32F072C8T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511-STM32F072C8T6" xlink:type="simple">https://www.mouser.de/ProductDetail/511-STM32F072C8T6</text:a></text:p>
          </table:table-cell>
          <table:table-cell office:value-type="string" calcext:value-type="string">
            <text:p>511-STM32F072C8T6</text:p>
          </table:table-cell>
          <table:table-cell office:value-type="float" office:value="2.75" calcext:value-type="float">
            <text:p>2.75</text:p>
          </table:table-cell>
          <table:table-cell table:formula="of:=[.G23]*[.M23]"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.3-V CAN transceiver, with standby and shutdown mod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CAN334</text:p>
          </table:table-cell>
          <table:table-cell office:value-type="string" calcext:value-type="string">
            <text:p>TI-DC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N334DCN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595-TCAN334DCNR" xlink:type="simple">https://www.mouser.de/ProductDetail/595-TCAN334DCNR</text:a></text:p>
          </table:table-cell>
          <table:table-cell office:value-type="string" calcext:value-type="string">
            <text:p>595-TCAN334DCNR</text:p>
          </table:table-cell>
          <table:table-cell office:value-type="float" office:value="2.2" calcext:value-type="float">
            <text:p>2.2</text:p>
          </table:table-cell>
          <table:table-cell table:formula="of:=[.G24]*[.M24]" office:value-type="float" office:value="2.2" calcext:value-type="float">
            <text:p>2.2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O2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08:56:42.644937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9:25:59.043579446</meta:creation-date>
    <meta:generator>LibreOffice/6.1.2.1$Linux_X86_64 LibreOffice_project/10$Build-1</meta:generator>
    <dc:date>2019-01-05T11:22:16.079862435</dc:date>
    <meta:editing-duration>PT46M42S</meta:editing-duration>
    <meta:editing-cycles>9</meta:editing-cycles>
    <meta:document-statistic meta:table-count="1" meta:cell-count="305" meta:object-count="0"/>
  </office:meta>
</office:document-meta>
</file>